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7fb" officeooo:paragraph-rsid="0007b7fb"/>
    </style:style>
    <style:style style:name="P2" style:family="paragraph" style:parent-style-name="Standard">
      <style:paragraph-properties fo:text-align="center" style:justify-single-word="false"/>
      <style:text-properties officeooo:rsid="0007b7fb" officeooo:paragraph-rsid="0007b7fb"/>
    </style:style>
    <style:style style:name="P3" style:family="paragraph" style:parent-style-name="Standard">
      <style:text-properties officeooo:rsid="000af327" officeooo:paragraph-rsid="000af327"/>
    </style:style>
    <style:style style:name="P4" style:family="paragraph" style:parent-style-name="Standard">
      <style:text-properties officeooo:rsid="000c9ba9" officeooo:paragraph-rsid="000c9ba9"/>
    </style:style>
    <style:style style:name="T1" style:family="text">
      <style:text-properties officeooo:rsid="0007ee8b"/>
    </style:style>
    <style:style style:name="T2" style:family="text">
      <style:text-properties fo:font-weight="normal" officeooo:rsid="0007ee8b" style:font-weight-asian="normal" style:font-weight-complex="normal"/>
    </style:style>
    <style:style style:name="T3" style:family="text">
      <style:text-properties officeooo:rsid="00094c53"/>
    </style:style>
    <style:style style:name="T4" style:family="text">
      <style:text-properties officeooo:rsid="000c584c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ing up Baxter: (from the cwru_baxter “README”)</text:p>
      <text:p text:style-name="P2">November, 2015</text:p>
      <text:p text:style-name="P1"/>
      <text:p text:style-name="P1">1) Make sure that Baxter's power, e-stop, and network cable are all plugged in and ready to go.</text:p>
      <text:p text:style-name="P1"/>
      <text:p text:style-name="P1">2) Turn <text:span text:style-name="T2">B</text:span>axter on by pressing the power button on <text:span text:style-name="T1">the</text:span> side.</text:p>
      <text:p text:style-name="P1"/>
      <text:p text:style-name="P1">3) Wait for a while until the LED halo around <text:span text:style-name="T1">Baxter's</text:span> head is GREEN.</text:p>
      <text:p text:style-name="P1"/>
      <text:p text:style-name="P1">4) <text:s/>from the development workstation, open a terminal and run:</text:p>
      <text:p text:style-name="P1"><text:tab/>export ROS_MASTER_URI="<text:a xlink:type="simple" xlink:href="http://011503P0031:11311/">http://011503P0031:11311</text:a>"</text:p>
      <text:p text:style-name="P3">OR <text:s/>export ROS_MASTER_URI = “<text:a xlink:type="simple" xlink:href="http://baxter01/">http://baxter01</text:a>:<text:span text:style-name="T4">11311</text:span>”</text:p>
      <text:p text:style-name="P3">OR, on our machines, there is an alias you can run:</text:p>
      <text:p text:style-name="P3"><text:s text:c="2"/>baxter_master</text:p>
      <text:p text:style-name="P4">This must be done in <text:span text:style-name="T5">every</text:span> terminal from which you run ROS code.</text:p>
      <text:p text:style-name="P1"/>
      <text:p text:style-name="P1">This will set up Baxter as the ROS "master", and your workstation will use the roscore that is running on Baxter.</text:p>
      <text:p text:style-name="P1"/>
      <text:p text:style-name="P1">5) enable the robot to respond to motion commands with:</text:p>
      <text:p text:style-name="P1"><text:s text:c="4"/><text:tab/>rosrun baxter_tools enable_robot.py -e</text:p>
      <text:p text:style-name="P1"/>
      <text:p text:style-name="P1">6) Start the <text:span text:style-name="T3">CWRU </text:span>joint-interpolation action server:</text:p>
      <text:p text:style-name="P1"><text:s text:c="3"/>rosrun baxter_traj_streamer traj_interpolator_as</text:p>
      <text:p text:style-name="P1"/>
      <text:p text:style-name="P1">Baxter is now ready to receive goal requests from a client (see, e.g. baxter_traj_streamer/traj_action_client_pre_pose)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09:32:00.315163394</meta:creation-date>
    <dc:date>2015-11-02T10:13:04.509563597</dc:date>
    <meta:editing-duration>PT39M2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54" meta:character-count="1014" meta:non-whitespace-character-count="863"/>
  </office:meta>
</office:document-meta>
</file>